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weight="bold" officeooo:rsid="0002050a" officeooo:paragraph-rsid="00159c85" style:font-weight-asian="bold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keep-together="auto" fo:orphans="0" fo:widows="0" fo:text-indent="0in" style:auto-text-indent="false" fo:padding="0in" fo:border="none" fo:keep-with-next="auto"/>
      <style:text-properties officeooo:rsid="00159c85" officeooo:paragraph-rsid="00159c85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orphans="0" fo:widows="0" fo:text-indent="0in" style:auto-text-indent="false" fo:padding="0in" fo:border="none"/>
      <style:text-properties officeooo:rsid="00159c85" officeooo:paragraph-rsid="00159c85"/>
    </style:style>
    <style:style style:name="P4" style:family="paragraph" style:parent-style-name="Standard">
      <style:text-properties officeooo:rsid="00159c85" officeooo:paragraph-rsid="00159c85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159c85" officeooo:paragraph-rsid="00159c8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weight="bold" officeooo:rsid="0002050a" officeooo:paragraph-rsid="00159c85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159c8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17e6c2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01cb3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159c85" style:text-blinking="false" fo:background-color="transparent" loext:char-shading-value="0" style:font-name-asian="Arial2" style:font-size-asian="12pt" style:font-style-asian="normal" style:font-name-complex="Arial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st of supplementary material:</text:p>
      <text:p text:style-name="P4"/>
      <text:p text:style-name="P2"><text:span text:style-name="T1">Supplementary Figure S1.</text:span><text:span text:style-name="T3"> </text:span><text:span text:style-name="T2">Goodness-of-fits comparison (density, CDF, Q-Q, P-P plots)</text:span><text:span text:style-name="T3"> for resistance (A), impact on host health (B) and tolerance (C). Negative binomial distribution, Weibull distribution, and normal distribution were respectively chosen as adequate distributions for our three measures.</text:span></text:p>
      <text:p text:style-name="P3"><text:span text:style-name="T1">Supplementary Figure S2. Choice of measures for resistance and tolerance.</text:span><text:span text:style-name="T3"> (A) resistance is negatively correlated to peak parasite density; (B) tolerance index is higher when the slope of impact on health by parasite density decreases, i.e. when host is less impacted by a given load of parasite. </text:span></text:p>
      <text:p text:style-name="P1"><text:span text:style-name="T6">Supplementary </text:span><text:span text:style-name="T8">M</text:span><text:span text:style-name="T6">aterial </text:span><text:span text:style-name="T8">S</text:span><text:span text:style-name="T6">3 </text:span><text:span text:style-name="T7">M</text:span><text:span text:style-name="T6">ain analyses on conservative dataset (Ntot = 77) <text:s/></text:span></text:p>
      <text:p text:style-name="P1"><text:span text:style-name="T8">Supplementary </text:span><text:span text:style-name="T4">Table S</text:span><text:span text:style-name="T5">4</text:span><text:span text:style-name="T4">. Regression analyses results at the host strain / parasite isolate le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1:17:12.890468645</meta:creation-date>
    <dc:date>2019-11-14T11:44:09.033915351</dc:date>
    <meta:editing-duration>PT10M4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" meta:word-count="115" meta:character-count="802" meta:non-whitespace-character-count="689"/>
  </office:meta>
</office:document-meta>
</file>